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5000001F0B8C4A4D4.png" manifest:media-type="image/png"/>
  <manifest:file-entry manifest:full-path="Pictures/10000001000004E50000019C1131BA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Liberation Sans" officeooo:rsid="001862ab" officeooo:paragraph-rsid="001862ab"/>
    </style:style>
    <style:style style:name="P2" style:family="paragraph" style:parent-style-name="Standard">
      <style:text-properties style:font-name="Liberation Sans" officeooo:rsid="0018ed0f" officeooo:paragraph-rsid="001862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cm" svg:y="1.752cm" svg:width="17cm" svg:height="6.214cm" draw:z-index="0"><draw:image xlink:href="Pictures/10000001000004E50000019C1131BA06.png" xlink:type="simple" xlink:show="embed" xlink:actuate="onLoad" draw:mime-type="image/png"/></draw:frame>Módulo Git + GitHub – OneBitCode</text:p>
      <text:p text:style-name="P1"/>
      <text:p text:style-name="P1"/>
      <text:p text:style-name="P1"/>
      <text:p text:style-name="P2"><draw:frame draw:style-name="fr1" draw:name="Figura3" text:anchor-type="char" svg:x="0cm" svg:y="0cm" svg:width="17cm" svg:height="6.729cm" draw:z-index="1"><draw:image xlink:href="Pictures/10000001000004E5000001F0B8C4A4D4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10:49.846722877</meta:creation-date>
    <dc:date>2024-12-16T14:42:09.311338039</dc:date>
    <meta:editing-duration>PT7M33S</meta:editing-duration>
    <meta:editing-cycles>2</meta:editing-cycles>
    <meta:generator>LibreOffice/24.8.3.2$Linux_X86_64 LibreOffice_project/48a6bac9e7e268aeb4c3483fcf825c94556d9f92</meta:generator>
    <meta:document-statistic meta:table-count="0" meta:image-count="2" meta:object-count="0" meta:page-count="1" meta:paragraph-count="1" meta:word-count="5" meta:character-count="32" meta:non-whitespace-character-count="27"/>
  </office:meta>
</office:document-meta>
</file>